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Text_20_body_20__28_user_29_">
      <style:paragraph-properties fo:margin-top="0cm" fo:margin-bottom="0.21cm" loext:contextual-spacing="false" fo:line-height="100%" fo:text-align="justify" style:justify-single-word="false"/>
      <style:text-properties fo:color="#000000" style:font-name="Arial1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fo:color="#000000" style:font-name="Arial1" fo:font-size="10pt" officeooo:paragraph-rsid="005d22be" style:font-size-asian="10pt" style:font-size-complex="10pt"/>
    </style:style>
    <style:style style:name="P9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1" fo:font-size="10pt" officeooo:paragraph-rsid="005d22be" style:font-size-asian="10pt" style:font-name-complex="Arial4" style:font-size-complex="10pt"/>
    </style:style>
    <style:style style:name="P10" style:family="paragraph" style:parent-style-name="Text_20_body_20__28_user_29_">
      <style:paragraph-properties fo:margin-top="0cm" fo:margin-bottom="0.21cm" loext:contextual-spacing="false" fo:line-height="100%" fo:text-align="center" style:justify-single-word="false"/>
      <style:text-properties style:font-name="Arial1" fo:font-size="10pt" officeooo:paragraph-rsid="003bd40d" style:font-size-asian="10pt" style:font-size-complex="10pt"/>
    </style:style>
    <style:style style:name="P11" style:family="paragraph" style:parent-style-name="Text_20_body">
      <style:paragraph-properties fo:margin-top="0cm" fo:margin-bottom="0.212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4b761" officeooo:paragraph-rsid="0063c86a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6235b6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1" fo:font-size="10pt" officeooo:paragraph-rsid="006235b6" style:font-size-asian="10pt" style:font-size-complex="10pt"/>
    </style:style>
    <style:style style:name="P14" style:family="paragraph" style:parent-style-name="Text_20_body">
      <style:paragraph-properties fo:margin-top="0cm" fo:margin-bottom="0.212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5164b" officeooo:paragraph-rsid="005b0e20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2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7325c" officeooo:paragraph-rsid="0067325c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2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officeooo:rsid="0055164b" officeooo:paragraph-rsid="005b0e20" style:letter-kerning="true" style:font-name-asian="SimSun" style:font-size-asian="10pt" style:language-asian="zh" style:country-asian="CN" style:font-style-asian="italic" style:font-weight-asian="normal" style:font-name-complex="Lucida Sans" style:font-size-complex="10pt" style:language-complex="hi" style:country-complex="IN" style:font-style-complex="italic" style:font-weight-complex="normal" style:text-overline-style="none" style:text-ov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5b0e20" fo:background-color="transparent" loext:char-shading-value="0"/>
    </style:style>
    <style:style style:name="T3" style:family="text">
      <style:text-properties officeooo:rsid="0067325c" fo:background-color="transparent" loext:char-shading-value="0"/>
    </style:style>
    <style:style style:name="T4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5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6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7" style:family="text">
      <style:text-properties fo:font-weight="bold" officeooo:rsid="00149f96" style:font-weight-asian="bold" style:font-weight-complex="bold"/>
    </style:style>
    <style:style style:name="T8" style:family="text">
      <style:text-properties officeooo:rsid="0067325c"/>
    </style:style>
    <style:style style:name="T9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Asunto: <text:span text:style-name="T8">Comunicación</text:span> <text:span text:style-name="T8">a otros interesados</text:span></text:p>
          </table:table-cell>
          <table:table-cell table:style-name="Tabla2.B1" office:value-type="string">
            <text:p text:style-name="P12">Destinatario/a: $$DEST_NOT$$</text:p>
            <text:p text:style-name="P12"/>
            <text:p text:style-name="P12">Dirección: $$DIR_DEST_NOT$$</text:p>
          </table:table-cell>
        </table:table-row>
      </table:table>
      <text:p text:style-name="P13"/>
      <text:p text:style-name="P14"><text:span text:style-name="T3">El artículo 14.2 j) de texto refundido de la Ley Reguladora de las Haciendas Locales, aprobado por Real Decreto Legislativo 2/2004, de 5 de marzo, establece lo siguiente</text:span><text:span text:style-name="T2">:</text:span></text:p>
      <text:p text:style-name="P16"><text:span text:style-name="T2">“j) Otros interesados.-Si del escrito inicial o de las actuaciones posteriores resultaren otros interesados distintos del recurrente, se les comunicará la interposición del recurso para que en el plazo de cinco días aleguen lo que a su derecho convenga.”</text:span></text:p>
      <text:p text:style-name="P15"><text:span text:style-name="T2">E</text:span><text:span text:style-name="T1">s por ello que se le comunica que se ha interpuesto el recurso que se adjunta, para que pueda alegar lo que considere oportuno en el plazo de cinco días a partir del día siguiente a la recepción de esta comunicación.</text:span></text:p>
      <text:p text:style-name="P11">$$LISTA_DOC_NOTIFICAR$$</text:p>
      <text:p text:style-name="P7"/>
      <text:p text:style-name="P9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7"><text:s/></text:span><text:span text:style-name="Fuente_20_de_20_párrafo_20_predeter."><text:span text:style-name="T4"><text:text-input text:description="JOOScript">${(FIRMANTES_AUXILIAR)!}</text:text-input></text:span></text:span><text:span text:style-name="Fuente_20_de_20_párrafo_20_predeter."><text:span text:style-name="T4"><text:s/></text:span></text:span></text:p>
      <text:p text:style-name="P8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style:font-name="Arial1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1</meta:editing-cycles>
    <meta:creation-date>2019-09-19T17:33:34.854000000</meta:creation-date>
    <meta:editing-duration>PT4H50M26S</meta:editing-duration>
    <meta:generator>LibreOffice/6.2.1.2$Windows_X86_64 LibreOffice_project/7bcb35dc3024a62dea0caee87020152d1ee96e71</meta:generator>
    <dc:date>2021-03-17T12:43:50.651000000</dc:date>
    <meta:document-statistic meta:table-count="1" meta:image-count="0" meta:object-count="0" meta:page-count="1" meta:paragraph-count="18" meta:word-count="148" meta:character-count="1104" meta:non-whitespace-character-count="978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